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1) Les différents types de sel que l'on peut trouver dans la mer sont : le chlorure de sodium ,Le sel de calcium (chlorure de calcium), le sel de magnésium et enfin le sel de potassium. Celui qui est majoritaire est le chlorure de sodium avec 77 pourcents</text:p>
      <text:p text:style-name="Normal"/>
      <text:p text:style-name="Normal">2) <text:s/>La mer citée est la mer morte .la conséquence est que grâce a ça grande densité notre corps peut flotter et on couler.</text:p>
      <text:p text:style-name="Normal"/>
      <text:p text:style-name="Normal">3)</text:p>
      <text:p text:style-name="Normal"/>
      <text:p text:style-name="Normal">1 On doit vider l'eau puis on enlever toute la vase dans le marais salent.</text:p>
      <text:p text:style-name="Normal"/>
      <text:p text:style-name="Normal">2 On doit remettre de l'argile sur les digues qui sépare les marais</text:p>
      <text:p text:style-name="Normal"/>
      <text:p text:style-name="Normal">3 On doit nettoyer les eui pour enlever toute imputer</text:p>
      <text:p text:style-name="Normal"/>
      <text:p text:style-name="Normal">4 Puis enfin remettre de l'eau et attendre la récolte</text:p>
      <text:p text:style-name="Normal"/>
      <text:p text:style-name="Normal">4) Pour éviter que les poissons ou du sable viennent dans les marrai</text:p>
      <text:p text:style-name="Normal"/>
      <text:p text:style-name="Normal">5) L'autre technique est de mettre un bâton dans l'eau et d'attendre qu’un cristal de sel ce for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lotte</meta:initial-creator>
    <dc:creator>Charlotte</dc:creator>
    <meta:creation-date>2021-04-30T14:35:00Z</meta:creation-date>
    <dc:date>2021-04-30T14:41:00Z</dc:date>
    <meta:template xlink:href="Normal" xlink:type="simple"/>
    <meta:editing-cycles>1</meta:editing-cycles>
    <meta:editing-duration>PT360S</meta:editing-duration>
    <meta:document-statistic meta:page-count="1" meta:paragraph-count="1" meta:word-count="124" meta:character-count="808" meta:row-count="5" meta:non-whitespace-character-count="685"/>
  </office:meta>
</office:document-meta>
</file>